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in" fo:margin-bottom="0.1945in" loext:contextual-spacing="false" fo:line-height="100%"/>
    </style:style>
    <style:style style:name="P2" style:family="paragraph" style:parent-style-name="Standard" style:list-style-name="WWNum3">
      <style:paragraph-properties fo:margin-top="0in" fo:margin-bottom="0.1945in" loext:contextual-spacing="false" fo:line-height="100%"/>
    </style:style>
    <style:style style:name="P3" style:family="paragraph" style:parent-style-name="Standard" style:list-style-name="WWNum4">
      <style:paragraph-properties fo:margin-top="0in" fo:margin-bottom="0.1945in" loext:contextual-spacing="false" fo:line-height="100%"/>
    </style:style>
    <style:style style:name="P4" style:family="paragraph" style:parent-style-name="Standard" style:list-style-name="WWNum5">
      <style:paragraph-properties fo:margin-top="0in" fo:margin-bottom="0.1945in" loext:contextual-spacing="false" fo:line-height="100%"/>
    </style:style>
    <style:style style:name="P5" style:family="paragraph" style:parent-style-name="Standard" style:list-style-name="WWNum7">
      <style:paragraph-properties fo:margin-top="0in" fo:margin-bottom="0.1945in" loext:contextual-spacing="false" fo:line-height="100%"/>
    </style:style>
    <style:style style:name="P6" style:family="paragraph" style:parent-style-name="Standard" style:list-style-name="WWNum9">
      <style:paragraph-properties fo:margin-top="0in" fo:margin-bottom="0.1945in" loext:contextual-spacing="false" fo:line-height="100%"/>
    </style:style>
    <style:style style:name="P7" style:family="paragraph" style:parent-style-name="Standard" style:list-style-name="WWNum10">
      <style:paragraph-properties fo:margin-top="0in" fo:margin-bottom="0.1945in" loext:contextual-spacing="false" fo:line-height="100%"/>
    </style:style>
    <style:style style:name="P8" style:family="paragraph" style:parent-style-name="Standard" style:list-style-name="WWNum11">
      <style:paragraph-properties fo:margin-top="0in" fo:margin-bottom="0.1945in" loext:contextual-spacing="false" fo:line-height="100%"/>
    </style:style>
    <style:style style:name="P9" style:family="paragraph" style:parent-style-name="Standard" style:list-style-name="WWNum12">
      <style:paragraph-properties fo:margin-top="0in" fo:margin-bottom="0.1945in" loext:contextual-spacing="false" fo:line-height="100%"/>
    </style:style>
    <style:style style:name="P10" style:family="paragraph" style:parent-style-name="Standard" style:list-style-name="WWNum12">
      <style:paragraph-properties fo:margin-top="0in" fo:margin-bottom="0.1945in" loext:contextual-spacing="false" fo:line-height="100%"/>
      <style:text-properties officeooo:paragraph-rsid="00178711"/>
    </style:style>
    <style:style style:name="P11" style:family="paragraph" style:parent-style-name="Standard" style:list-style-name="WWNum14">
      <style:paragraph-properties fo:margin-top="0in" fo:margin-bottom="0.1945in" loext:contextual-spacing="false" fo:line-height="100%"/>
    </style:style>
    <style:style style:name="P12" style:family="paragraph" style:parent-style-name="Standard" style:list-style-name="WWNum15">
      <style:paragraph-properties fo:margin-top="0in" fo:margin-bottom="0.1945in" loext:contextual-spacing="false" fo:line-height="100%"/>
    </style:style>
    <style:style style:name="P13" style:family="paragraph" style:parent-style-name="Standard" style:list-style-name="WWNum16">
      <style:paragraph-properties fo:margin-top="0in" fo:margin-bottom="0.1945in" loext:contextual-spacing="false" fo:line-height="100%"/>
    </style:style>
    <style:style style:name="P14" style:family="paragraph" style:parent-style-name="Standard" style:list-style-name="WWNum17">
      <style:paragraph-properties fo:margin-top="0in" fo:margin-bottom="0.1945in" loext:contextual-spacing="false" fo:line-height="100%"/>
    </style:style>
    <style:style style:name="P15" style:family="paragraph" style:parent-style-name="Standard" style:list-style-name="" style:master-page-name="Standard">
      <style:paragraph-properties fo:margin-top="0in" fo:margin-bottom="0.1945in" loext:contextual-spacing="false" fo:line-height="100%" fo:text-align="center" style:justify-single-word="false" style:page-number="auto"/>
    </style:style>
    <style:style style:name="P16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17" style:family="paragraph" style:parent-style-name="Standard" style:list-style-name="">
      <style:paragraph-properties fo:margin-top="0.1945in" fo:margin-bottom="0.1945in" loext:contextual-spacing="false" fo:line-height="100%"/>
      <style:text-properties officeooo:paragraph-rsid="00178711"/>
    </style:style>
    <style:style style:name="P18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19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20" style:family="paragraph" style:parent-style-name="Standard">
      <style:paragraph-properties fo:margin-top="0.1945in" fo:margin-bottom="0.1945in" loext:contextual-spacing="false" fo:line-height="100%"/>
    </style:style>
    <style:style style:name="P21" style:family="paragraph" style:parent-style-name="Standard" style:list-style-name="WWNum2">
      <style:paragraph-properties fo:margin-top="0.1945in" fo:margin-bottom="0.1945in" loext:contextual-spacing="false" fo:line-height="100%"/>
    </style:style>
    <style:style style:name="P22" style:family="paragraph" style:parent-style-name="Standard" style:list-style-name="WWNum6">
      <style:paragraph-properties fo:margin-top="0.1945in" fo:margin-bottom="0.1945in" loext:contextual-spacing="false" fo:line-height="100%"/>
    </style:style>
    <style:style style:name="P23" style:family="paragraph" style:parent-style-name="Standard" style:list-style-name="WWNum8">
      <style:paragraph-properties fo:margin-top="0.1945in" fo:margin-bottom="0.1945in" loext:contextual-spacing="false" fo:line-height="100%"/>
    </style:style>
    <style:style style:name="P24" style:family="paragraph" style:parent-style-name="Standard" style:list-style-name="WWNum13">
      <style:paragraph-properties fo:margin-top="0.1945in" fo:margin-bottom="0.1945in" loext:contextual-spacing="false" fo:line-height="100%"/>
    </style:style>
    <style:style style:name="P25" style:family="paragraph" style:parent-style-name="Standard" style:list-style-name="WWNum13">
      <style:paragraph-properties fo:margin-top="0.1945in" fo:margin-bottom="0.1945in" loext:contextual-spacing="false" fo:line-height="100%"/>
      <style:text-properties officeooo:paragraph-rsid="00178711"/>
    </style:style>
    <style:style style:name="P26" style:family="paragraph" style:parent-style-name="Standard">
      <style:paragraph-properties fo:margin-top="0.1945in" fo:margin-bottom="0.1945in" loext:contextual-spacing="false" fo:line-height="100%"/>
      <style:text-properties officeooo:paragraph-rsid="00178711"/>
    </style:style>
    <style:style style:name="P27" style:family="paragraph" style:parent-style-name="Standard">
      <style:paragraph-properties fo:margin-top="0.1945in" fo:margin-bottom="0.1945in" loext:contextual-spacing="false" fo:line-height="100%"/>
      <style:text-properties fo:color="#81d41a"/>
    </style:style>
    <style:style style:name="P28" style:family="paragraph" style:parent-style-name="Standard" style:list-style-name="WWNum1">
      <style:paragraph-properties fo:margin-top="0.1945in" fo:margin-bottom="0in" loext:contextual-spacing="false" fo:line-height="100%"/>
    </style:style>
    <style:style style:name="P29" style:family="paragraph" style:parent-style-name="Standard" style:list-style-name="WWNum3">
      <style:paragraph-properties fo:margin-top="0.1945in" fo:margin-bottom="0in" loext:contextual-spacing="false" fo:line-height="100%"/>
    </style:style>
    <style:style style:name="P30" style:family="paragraph" style:parent-style-name="Standard" style:list-style-name="WWNum4">
      <style:paragraph-properties fo:margin-top="0.1945in" fo:margin-bottom="0in" loext:contextual-spacing="false" fo:line-height="100%"/>
    </style:style>
    <style:style style:name="P31" style:family="paragraph" style:parent-style-name="Standard" style:list-style-name="WWNum5">
      <style:paragraph-properties fo:margin-top="0.1945in" fo:margin-bottom="0in" loext:contextual-spacing="false" fo:line-height="100%"/>
    </style:style>
    <style:style style:name="P32" style:family="paragraph" style:parent-style-name="Standard" style:list-style-name="WWNum7">
      <style:paragraph-properties fo:margin-top="0.1945in" fo:margin-bottom="0in" loext:contextual-spacing="false" fo:line-height="100%"/>
    </style:style>
    <style:style style:name="P33" style:family="paragraph" style:parent-style-name="Standard" style:list-style-name="WWNum9">
      <style:paragraph-properties fo:margin-top="0.1945in" fo:margin-bottom="0in" loext:contextual-spacing="false" fo:line-height="100%"/>
    </style:style>
    <style:style style:name="P34" style:family="paragraph" style:parent-style-name="Standard" style:list-style-name="WWNum10">
      <style:paragraph-properties fo:margin-top="0.1945in" fo:margin-bottom="0in" loext:contextual-spacing="false" fo:line-height="100%"/>
    </style:style>
    <style:style style:name="P35" style:family="paragraph" style:parent-style-name="Standard" style:list-style-name="WWNum11">
      <style:paragraph-properties fo:margin-top="0.1945in" fo:margin-bottom="0in" loext:contextual-spacing="false" fo:line-height="100%"/>
    </style:style>
    <style:style style:name="P36" style:family="paragraph" style:parent-style-name="Standard" style:list-style-name="WWNum12">
      <style:paragraph-properties fo:margin-top="0.1945in" fo:margin-bottom="0in" loext:contextual-spacing="false" fo:line-height="100%"/>
    </style:style>
    <style:style style:name="P37" style:family="paragraph" style:parent-style-name="Standard" style:list-style-name="WWNum12">
      <style:paragraph-properties fo:margin-top="0.1945in" fo:margin-bottom="0in" loext:contextual-spacing="false" fo:line-height="100%"/>
      <style:text-properties officeooo:paragraph-rsid="00178711"/>
    </style:style>
    <style:style style:name="P38" style:family="paragraph" style:parent-style-name="Standard" style:list-style-name="WWNum14">
      <style:paragraph-properties fo:margin-top="0.1945in" fo:margin-bottom="0in" loext:contextual-spacing="false" fo:line-height="100%"/>
    </style:style>
    <style:style style:name="P39" style:family="paragraph" style:parent-style-name="Standard" style:list-style-name="WWNum15">
      <style:paragraph-properties fo:margin-top="0.1945in" fo:margin-bottom="0in" loext:contextual-spacing="false" fo:line-height="100%"/>
    </style:style>
    <style:style style:name="P40" style:family="paragraph" style:parent-style-name="Standard" style:list-style-name="WWNum16">
      <style:paragraph-properties fo:margin-top="0.1945in" fo:margin-bottom="0in" loext:contextual-spacing="false" fo:line-height="100%"/>
    </style:style>
    <style:style style:name="P41" style:family="paragraph" style:parent-style-name="Standard" style:list-style-name="WWNum17">
      <style:paragraph-properties fo:margin-top="0.1945in" fo:margin-bottom="0in" loext:contextual-spacing="false" fo:line-height="100%"/>
    </style:style>
    <style:style style:name="P42" style:family="paragraph" style:parent-style-name="Standard">
      <style:paragraph-properties fo:margin-top="0in" fo:margin-bottom="0in" loext:contextual-spacing="false" fo:line-height="100%"/>
    </style:style>
    <style:style style:name="P43" style:family="paragraph" style:parent-style-name="Standard" style:list-style-name="WWNum1">
      <style:paragraph-properties fo:margin-top="0in" fo:margin-bottom="0in" loext:contextual-spacing="false" fo:line-height="100%"/>
    </style:style>
    <style:style style:name="P44" style:family="paragraph" style:parent-style-name="Standard" style:list-style-name="WWNum3">
      <style:paragraph-properties fo:margin-top="0in" fo:margin-bottom="0in" loext:contextual-spacing="false" fo:line-height="100%"/>
    </style:style>
    <style:style style:name="P45" style:family="paragraph" style:parent-style-name="Standard" style:list-style-name="WWNum4">
      <style:paragraph-properties fo:margin-top="0in" fo:margin-bottom="0in" loext:contextual-spacing="false" fo:line-height="100%"/>
    </style:style>
    <style:style style:name="P46" style:family="paragraph" style:parent-style-name="Standard" style:list-style-name="WWNum9">
      <style:paragraph-properties fo:margin-top="0in" fo:margin-bottom="0in" loext:contextual-spacing="false" fo:line-height="100%"/>
    </style:style>
    <style:style style:name="P47" style:family="paragraph" style:parent-style-name="Standard" style:list-style-name="WWNum11">
      <style:paragraph-properties fo:margin-top="0in" fo:margin-bottom="0in" loext:contextual-spacing="false" fo:line-height="100%"/>
    </style:style>
    <style:style style:name="P48" style:family="paragraph" style:parent-style-name="Standard" style:list-style-name="WWNum12">
      <style:paragraph-properties fo:margin-top="0in" fo:margin-bottom="0in" loext:contextual-spacing="false" fo:line-height="100%"/>
    </style:style>
    <style:style style:name="P49" style:family="paragraph" style:parent-style-name="Standard" style:list-style-name="WWNum12">
      <style:paragraph-properties fo:margin-top="0in" fo:margin-bottom="0in" loext:contextual-spacing="false" fo:line-height="100%"/>
      <style:text-properties officeooo:paragraph-rsid="00178711"/>
    </style:style>
    <style:style style:name="P50" style:family="paragraph" style:parent-style-name="Standard" style:list-style-name="WWNum14">
      <style:paragraph-properties fo:margin-top="0in" fo:margin-bottom="0in" loext:contextual-spacing="false" fo:line-height="100%"/>
    </style:style>
    <style:style style:name="P51" style:family="paragraph" style:parent-style-name="Standard" style:list-style-name="WWNum16">
      <style:paragraph-properties fo:margin-top="0in" fo:margin-bottom="0in" loext:contextual-spacing="false" fo:line-height="100%"/>
    </style:style>
    <style:style style:name="P52" style:family="paragraph" style:parent-style-name="Standard" style:list-style-name="WWNum17">
      <style:paragraph-properties fo:margin-top="0in" fo:margin-bottom="0in" loext:contextual-spacing="false" fo:line-height="100%"/>
    </style:style>
    <style:style style:name="P53" style:family="paragraph" style:parent-style-name="Standard" style:list-style-name="">
      <style:paragraph-properties fo:margin-top="0in" fo:margin-bottom="0in" loext:contextual-spacing="false" fo:line-height="100%"/>
      <style:text-properties officeooo:paragraph-rsid="00178711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officeooo:paragraph-rsid="00178711"/>
    </style:style>
    <style:style style:name="P55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5" style:family="text">
      <style:text-properties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6" style:family="text"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7" style:family="text">
      <style:text-properties style:font-name="Times New Roman" fo:font-size="12pt" fo:language="de" fo:country="DE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9" style:family="text">
      <style:text-properties style:font-name="Times New Roman" fo:font-size="18pt" fo:language="en" fo:country="US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language="de" fo:country="DE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T12" style:family="text">
      <style:text-properties style:font-name="Times New Roman" fo:font-size="13.5pt" fo:language="de" fo:country="DE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T13" style:family="text">
      <style:text-properties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14" style:family="text">
      <style:text-properties style:font-name="Segoe UI Symbol" fo:font-size="12pt" fo:language="de" fo:country="DE" fo:font-style="italic" style:font-name-asian="Times New Roman1" style:font-size-asian="12pt" style:language-asian="de" style:country-asian="DE" style:font-style-asian="italic" style:font-name-complex="Segoe UI Symbol1" style:font-size-complex="12pt" style:font-style-complex="italic"/>
    </style:style>
    <style:style style:name="T15" style:family="text">
      <style:text-properties style:font-name="Segoe UI Symbol" fo:font-size="13.5pt" fo:language="de" fo:country="DE" fo:font-weight="bold" style:font-name-asian="Times New Roman1" style:font-size-asian="13.5pt" style:language-asian="de" style:country-asian="DE" style:font-weight-asian="bold" style:font-name-complex="Segoe UI Symbol1" style:font-size-complex="13.5pt" style:font-weight-complex="bold"/>
    </style:style>
    <style:style style:name="T16" style:family="text">
      <style:text-properties fo:color="#0000ff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7" style:family="text">
      <style:text-properties fo:color="#0000ff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8" style:family="text">
      <style:text-properties fo:color="#0000ff" style:font-name="Times New Roman" fo:font-size="12pt" fo:language="en" fo:country="US" style:text-underline-style="solid" style:text-underline-width="auto" style:text-underline-color="font-color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9" style:family="text">
      <style:text-properties fo:color="#0000ff" style:font-name="Times New Roman" fo:font-size="12pt" fo:language="en" fo:country="US" fo:font-style="italic" style:text-underline-style="solid" style:text-underline-width="auto" style:text-underline-color="font-color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20" style:family="text">
      <style:text-properties style:font-name="Cambria Math" fo:font-size="12pt" fo:language="en" fo:country="US" style:font-name-asian="Times New Roman1" style:font-size-asian="12pt" style:language-asian="de" style:country-asian="DE" style:font-name-complex="Cambria Math1" style:font-size-complex="12pt"/>
    </style:style>
    <style:style style:name="T21" style:family="text">
      <style:text-properties style:font-name="Cambria Math" fo:font-size="12pt" fo:language="de" fo:country="DE" style:font-name-asian="Times New Roman1" style:font-size-asian="12pt" style:language-asian="de" style:country-asian="DE" style:font-name-complex="Cambria Math1" style:font-size-complex="12pt"/>
    </style:style>
    <style:style style:name="T22" style:family="text">
      <style:text-properties style:font-name="Courier New" fo:font-size="10pt" fo:language="en" fo:country="US" style:font-name-asian="Times New Roman1" style:font-size-asian="10pt" style:language-asian="de" style:country-asian="DE" style:font-name-complex="Courier New2" style:font-size-complex="10pt"/>
    </style:style>
    <style:style style:name="T23" style:family="text">
      <style:text-properties fo:color="#c9211e"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24" style:family="text">
      <style:text-properties fo:color="#c9211e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25" style:family="text">
      <style:text-properties fo:color="#c9211e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26" style:family="text">
      <style:text-properties fo:color="#c9211e"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27" style:family="text">
      <style:text-properties fo:color="#81d41a"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28" style:family="text"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29" style:family="text">
      <style:text-properties fo:color="#81d41a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30" style:family="text">
      <style:text-properties fo:color="#81d41a"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31" style:family="text">
      <style:text-properties fo:color="#81d41a"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32" style:family="text">
      <style:text-properties fo:color="#81d41a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33" style:family="text">
      <style:text-properties fo:color="#81d41a" style:font-name="Cambria Math" fo:font-size="12pt" fo:language="en" fo:country="US" style:font-name-asian="Times New Roman1" style:font-size-asian="12pt" style:language-asian="de" style:country-asian="DE" style:font-name-complex="Cambria Math1" style:font-size-complex="12pt"/>
    </style:style>
    <style:style style:name="T34" style:family="text">
      <style:text-properties fo:color="#81d41a" style:font-name="Cambria Math" fo:font-size="12pt" fo:language="de" fo:country="DE" style:font-name-asian="Times New Roman1" style:font-size-asian="12pt" style:language-asian="de" style:country-asian="DE" style:font-name-complex="Cambria Math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">LE WAGON PRE-WORK</text:span></text:h>
      <text:h text:style-name="P16" text:outline-level="1"><text:span text:style-name="T1">Python</text:span></text:h>
      <text:p text:style-name="P20"><text:span text:style-name="T2">Python is the most popular language of Data Science and will be the one taught throughout the Bootcamp. If you already know Ruby, you’ll find a lot of similarities, that’s perfectly normal! Libraries like NumPy, Pandas, SciKit-learn, Keras are all written for Python. The bootcamp will dive into those libraries from the first day, that’s why this preparation work is very important to get the basics right.</text:span></text:p>
      <text:h text:style-name="P16" text:outline-level="2"><text:span text:style-name="T9">1. Introduction (~3 hours)</text:span></text:h>
      <text:p text:style-name="P20"><text:span text:style-name="T2">Before you begin working on some code by yourself, take some time to read the following resources from the official Python 3 documentation and watch the following lecture:</text:span></text:p>
      <text:list xml:id="list1746125329" text:style-name="WWNum1">
        <text:list-item>
          <text:p text:style-name="P28"><text:span text:style-name="T13">📚</text:span><text:span text:style-name="T6"> Introduction - </text:span><text:a xlink:type="simple" xlink:href="https://docs.python.org/3/tutorial/introduction.html" text:style-name="Standard" text:visited-style-name="Standard"><text:span text:style-name="T16">Python 3 Documentation</text:span></text:a></text:p>
        </text:list-item>
        <text:list-item>
          <text:p text:style-name="P43"><text:span text:style-name="T13">📺</text:span><text:span text:style-name="T2"> Lecture (1h48 on Youtube) - </text:span><text:a xlink:type="simple" xlink:href="https://www.youtube.com/watch?v=fL308_-Kbt0" text:style-name="Standard" text:visited-style-name="Standard"><text:span text:style-name="T17">CS50 Lecture - Python</text:span></text:a></text:p>
        </text:list-item>
        <text:list-item>
          <text:p text:style-name="P1"><text:span text:style-name="T13">🗒</text:span><text:span text:style-name="T2"> Cheat Sheet - </text:span><text:a xlink:type="simple" xlink:href="https://gto76.github.io/python-cheatsheet/" text:style-name="Standard" text:visited-style-name="Standard"><text:span text:style-name="T17">A great cheat sheet on Python</text:span></text:a></text:p>
        </text:list-item>
      </text:list>
      <text:h text:style-name="P16" text:outline-level="2"><text:span text:style-name="T9">2. Online editor (~1h)</text:span></text:h>
      <text:p text:style-name="P20"><text:span text:style-name="T28">To practice some Python without installing anything on your laptop (that is something we will do on the first day of the bootcamp), you can use </text:span><text:a xlink:type="simple" xlink:href="https://replit.com/" text:style-name="Standard" text:visited-style-name="Standard"><text:span text:style-name="T29">Replit</text:span></text:a><text:span text:style-name="T28">.</text:span></text:p>
      <text:list xml:id="list2054180806" text:style-name="WWNum2">
        <text:list-item>
          <text:p text:style-name="P21"><text:span text:style-name="T28">Click </text:span><text:span text:style-name="T27">👉</text:span><text:span text:style-name="T28"> </text:span><text:a xlink:type="simple" xlink:href="https://repl.it/languages/python3" text:style-name="Standard" text:visited-style-name="Standard"><text:span text:style-name="T29">here</text:span></text:a><text:span text:style-name="T28"> </text:span><text:span text:style-name="T27">👈</text:span><text:span text:style-name="T28"> and type print("Hello world")in the text editor (in the middle) then click the </text:span><text:span text:style-name="T30">run</text:span><text:span text:style-name="T28"> </text:span><text:span text:style-name="T33">▶</text:span><text:span text:style-name="T34">️</text:span><text:span text:style-name="T28"> button. That’s it! You have a full environment to run Python code in your browser!</text:span></text:p>
        </text:list-item>
      </text:list>
      <text:h text:style-name="P16" text:outline-level="2"><text:span text:style-name="T9">3. Automate the Boring Stuff with Python (~10h)</text:span></text:h>
      <text:p text:style-name="P20"><text:a xlink:type="simple" xlink:href="https://automatetheboringstuff.com/" text:style-name="Standard" text:visited-style-name="Standard"><text:span text:style-name="T17">Automate the Boring Stuff with Python</text:span></text:a><text:span text:style-name="T2">: This is a great course to start learning Python. Go from Chapter 0 (Introduction) to Chapter 11 (Debugging), skipping chapter 8 to 10 as we will use different libraries to interact with files (cf </text:span><text:span text:style-name="T22">pandas</text:span><text:span text:style-name="T2">)</text:span></text:p>
      <text:p text:style-name="P20"><text:span text:style-name="T2">You can </text:span><text:a xlink:type="simple" xlink:href="https://automatetheboringstuff.com/" text:style-name="Standard" text:visited-style-name="Standard"><text:span text:style-name="T17">read the material</text:span></text:a><text:span text:style-name="T2"> and you can also follow along with the Youtube videos with </text:span><text:a xlink:type="simple" xlink:href="https://www.youtube.com/watch?v=1F_OgqRuSdI&amp;list=PL0-84-yl1fUnRuXGFe_F7qSH1LEnn9LkW&amp;index=1" text:style-name="Standard" text:visited-style-name="Standard"><text:span text:style-name="T17">this playlist</text:span></text:a><text:span text:style-name="T2">. Use </text:span><text:a xlink:type="simple" xlink:href="https://replit.com/" text:style-name="Standard" text:visited-style-name="Standard"><text:span text:style-name="T17">Replit</text:span></text:a><text:span text:style-name="T2"> to replicate what you see on screen and do some coding yourself as well!</text:span></text:p>
      <text:p text:style-name="P20"><text:span text:style-name="T13">📚</text:span><text:span text:style-name="T2"> </text:span><text:span text:style-name="T3">Automate the Boring Stuff with Python</text:span></text:p>
      <text:list xml:id="list3316334582" text:style-name="WWNum3">
        <text:list-item>
          <text:p text:style-name="P29"><text:a xlink:type="simple" xlink:href="https://automatetheboringstuff.com/2e/chapter0/" text:style-name="Standard" text:visited-style-name="Standard"><text:span text:style-name="T16">Chapter 0 – Introduction</text:span></text:a></text:p>
        </text:list-item>
        <text:list-item>
          <text:p text:style-name="P44"><text:a xlink:type="simple" xlink:href="https://automatetheboringstuff.com/2e/chapter1/" text:style-name="Standard" text:visited-style-name="Standard"><text:span text:style-name="T16">Chapter 1 – Python Basics</text:span></text:a></text:p>
        </text:list-item>
        <text:list-item>
          <text:p text:style-name="P44"><text:a xlink:type="simple" xlink:href="https://automatetheboringstuff.com/2e/chapter2/" text:style-name="Standard" text:visited-style-name="Standard"><text:span text:style-name="T16">Chapter 2 – Flow Control</text:span></text:a></text:p>
        </text:list-item>
        <text:list-item>
          <text:p text:style-name="P44"><text:a xlink:type="simple" xlink:href="https://automatetheboringstuff.com/2e/chapter3/" text:style-name="Standard" text:visited-style-name="Standard"><text:span text:style-name="T16">Chapter 3 – Functions</text:span></text:a></text:p>
        </text:list-item>
        <text:list-item>
          <text:p text:style-name="P44"><text:a xlink:type="simple" xlink:href="https://automatetheboringstuff.com/2e/chapter4/" text:style-name="Standard" text:visited-style-name="Standard"><text:span text:style-name="T16">Chapter 4 – Lists</text:span></text:a></text:p>
        </text:list-item>
        <text:list-item>
          <text:p text:style-name="P44"><text:a xlink:type="simple" xlink:href="https://automatetheboringstuff.com/2e/chapter5/" text:style-name="Standard" text:visited-style-name="Standard"><text:span text:style-name="T16">Chapter 5 – Dictionaries and Structuring Data</text:span></text:a></text:p>
        </text:list-item>
        <text:list-item>
          <text:p text:style-name="P44"><text:a xlink:type="simple" xlink:href="https://automatetheboringstuff.com/2e/chapter6/" text:style-name="Standard" text:visited-style-name="Standard"><text:span text:style-name="T16">Chapter 6 – Manipulating Strings</text:span></text:a></text:p>
        </text:list-item>
        <text:list-item>
          <text:p text:style-name="P44"><text:a xlink:type="simple" xlink:href="https://automatetheboringstuff.com/2e/chapter7/" text:style-name="Standard" text:visited-style-name="Standard"><text:span text:style-name="T17">Chapter 7 – Pattern Matching with Regular Expressions</text:span></text:a></text:p>
        </text:list-item>
        <text:list-item>
          <text:p text:style-name="P2"><text:soft-page-break/><text:a xlink:type="simple" xlink:href="https://automatetheboringstuff.com/2e/chapter11/" text:style-name="Standard" text:visited-style-name="Standard"><text:span text:style-name="T16">Chapter 11 – Debugging</text:span></text:a></text:p>
        </text:list-item>
      </text:list>
      <text:h text:style-name="P16" text:outline-level="2"><text:span text:style-name="T10">4. Object Oriented Programming (~10h)</text:span></text:h>
      <text:p text:style-name="P20"><text:span text:style-name="T2">After you have finished going through </text:span><text:a xlink:type="simple" xlink:href="https://automatetheboringstuff.com/" text:style-name="Standard" text:visited-style-name="Standard"><text:span text:style-name="T17">Automate the Boring Stuff with Python</text:span></text:a><text:span text:style-name="T2">, you should be more comfortable with the basics of programming: types &amp; variables, conditions, loops, functions, composite data structures (list and dict.).</text:span></text:p>
      <text:p text:style-name="P20"><text:span text:style-name="T2">Python allows you to do </text:span><text:span text:style-name="T3">Object Oriented Programming</text:span><text:span text:style-name="T2"> as well and that’s something to prepare yourself too. Moreover, you will also discover how to use APIs. Don’t hesitate to use </text:span><text:a xlink:type="simple" xlink:href="https://replit.com/" text:style-name="Standard" text:visited-style-name="Standard"><text:span text:style-name="T17">Replit</text:span></text:a><text:span text:style-name="T2">.</text:span></text:p>
      <text:p text:style-name="P20"><text:span text:style-name="T13">📚</text:span><text:span text:style-name="T2"> Object Oriented Programming in Python 3</text:span></text:p>
      <text:list xml:id="list1942425386" text:style-name="WWNum4">
        <text:list-item>
          <text:p text:style-name="P30"><text:a xlink:type="simple" xlink:href="https://realpython.com/python3-object-oriented-programming/" text:style-name="Standard" text:visited-style-name="Standard"><text:span text:style-name="T16">Introduction</text:span></text:a></text:p>
        </text:list-item>
        <text:list-item>
          <text:p text:style-name="P45"><text:a xlink:type="simple" xlink:href="https://realpython.com/python3-object-oriented-programming/#what-is-object-oriented-programming-in-python" text:style-name="Standard" text:visited-style-name="Standard"><text:span text:style-name="T17">What Is Object-Oriented Programming in Python?</text:span></text:a></text:p>
        </text:list-item>
        <text:list-item>
          <text:p text:style-name="P45"><text:a xlink:type="simple" xlink:href="https://realpython.com/python3-object-oriented-programming/#define-a-class-in-python" text:style-name="Standard" text:visited-style-name="Standard"><text:span text:style-name="T16">Define a Class in Python</text:span></text:a></text:p>
        </text:list-item>
        <text:list-item>
          <text:p text:style-name="P45"><text:a xlink:type="simple" xlink:href="https://realpython.com/python3-object-oriented-programming/#instantiate-an-object-in-python" text:style-name="Standard" text:visited-style-name="Standard"><text:span text:style-name="T16">Instantiate an Object in Python</text:span></text:a></text:p>
        </text:list-item>
        <text:list-item>
          <text:p text:style-name="P45"><text:a xlink:type="simple" xlink:href="https://realpython.com/python3-object-oriented-programming/#inherit-from-other-classes-in-python" text:style-name="Standard" text:visited-style-name="Standard"><text:span text:style-name="T17">Inherit From Other Classes in Python</text:span></text:a></text:p>
        </text:list-item>
        <text:list-item>
          <text:p text:style-name="P3"><text:a xlink:type="simple" xlink:href="https://realpython.com/python3-object-oriented-programming/#conclusion" text:style-name="Standard" text:visited-style-name="Standard"><text:span text:style-name="T16">Conclusion</text:span></text:a></text:p>
        </text:list-item>
      </text:list>
      <text:p text:style-name="P20"><text:span text:style-name="T13">📺</text:span><text:span text:style-name="T6"> OOP lectures</text:span></text:p>
      <text:list xml:id="list186775079" text:style-name="WWNum5">
        <text:list-item>
          <text:p text:style-name="P31"><text:a xlink:type="simple" xlink:href="https://www.youtube.com/watch?v=g7QWqKj0ch8" text:style-name="Standard" text:visited-style-name="Standard"><text:span text:style-name="T17">CS50 - OOP and AI</text:span></text:a><text:span text:style-name="T2"> (0h58 on Youtube)</text:span></text:p>
        </text:list-item>
        <text:list-item>
          <text:p text:style-name="P4"><text:a xlink:type="simple" xlink:href="https://www.youtube.com/watch?v=JeznW_7DlB0" text:style-name="Standard" text:visited-style-name="Standard"><text:span text:style-name="T17">Python OOP for Beginners</text:span></text:a><text:span text:style-name="T2"> (0h53 on Youtube)</text:span></text:p>
        </text:list-item>
      </text:list>
      <text:p text:style-name="P20"><text:span text:style-name="T13">📝</text:span><text:span text:style-name="T6"> APIs</text:span></text:p>
      <text:list xml:id="list445817408" text:style-name="WWNum6">
        <text:list-item>
          <text:p text:style-name="P22"><text:a xlink:type="simple" xlink:href="https://www.dataquest.io/course/apis-and-scraping" text:style-name="Standard" text:visited-style-name="Standard"><text:span text:style-name="T17">APIs basics</text:span></text:a><text:span text:style-name="T2"> (only first part - free of charge)</text:span></text:p>
        </text:list-item>
      </text:list>
      <text:h text:style-name="P16" text:outline-level="2"><text:span text:style-name="T9">5. Pandas (~3h)</text:span></text:h>
      <text:p text:style-name="P20"><text:span text:style-name="T2">After some training on pure Python as a programming language, you can dive into </text:span><text:span text:style-name="T3">Pandas</text:span><text:span text:style-name="T2">:</text:span></text:p>
      <text:list xml:id="list3762919622" text:style-name="WWNum7">
        <text:list-item>
          <text:p text:style-name="P32"><text:span text:style-name="T13">📺</text:span><text:span text:style-name="T2"> </text:span><text:a xlink:type="simple" xlink:href="https://www.youtube.com/watch?v=DBnlU94HeD8" text:style-name="Standard" text:visited-style-name="Standard"><text:span text:style-name="T17">Introduction to Data Analysis</text:span></text:a><text:span text:style-name="T2"> (1h18 on Youtube)</text:span></text:p>
        </text:list-item>
        <text:list-item>
          <text:p text:style-name="P5"><text:span text:style-name="T13">📝</text:span><text:span text:style-name="T2"> Replicate the code by launching a Notebook in your browser with this link: </text:span><text:a xlink:type="simple" xlink:href="https://mybinder.org/v2/gh/lewagon/data-analytics-sprint/master" text:style-name="Standard" text:visited-style-name="Standard"><text:span text:style-name="T17">Launch Binder</text:span></text:a></text:p>
        </text:list-item>
      </text:list>
      <text:h text:style-name="P16" text:outline-level="3"><text:span text:style-name="T15">🍬</text:span><text:span text:style-name="T11"> Treat yourself with some Machine Learning</text:span></text:h>
      <text:list xml:id="list2104799527" text:style-name="WWNum8">
        <text:list-item>
          <text:p text:style-name="P23"><text:span text:style-name="T13">📺</text:span><text:span text:style-name="T2"> Treat yourself by watching a 1-hour </text:span><text:a xlink:type="simple" xlink:href="https://www.youtube.com/watch?v=_kNO-LaGfhA" text:style-name="Standard" text:visited-style-name="Standard"><text:span text:style-name="T17">intro to Machine Learning</text:span></text:a><text:span text:style-name="T2"> by </text:span><text:a xlink:type="simple" xlink:href="https://thoughtbot.com/" text:style-name="Standard" text:visited-style-name="Standard"><text:span text:style-name="T17">thoughbot</text:span></text:a><text:span text:style-name="T2"> (and if you speak French you can also watch this </text:span><text:a xlink:type="simple" xlink:href="https://www.youtube.com/watch?v=ZD5lJGq1rvQ" text:style-name="Standard" text:visited-style-name="Standard"><text:span text:style-name="T17">one</text:span></text:a><text:span text:style-name="T2">)</text:span></text:p>
        </text:list-item>
      </text:list>
      <text:h text:style-name="P16" text:outline-level="2"><text:span text:style-name="T9">6. More Coding (~4h)</text:span></text:h>
      <text:h text:style-name="P16" text:outline-level="3"><text:span text:style-name="T11">More on Python</text:span></text:h>
      <text:p text:style-name="P20"><text:span text:style-name="T2">The </text:span><text:a xlink:type="simple" xlink:href="https://docs.python.org/3/tutorial/" text:style-name="Standard" text:visited-style-name="Standard"><text:span text:style-name="T17">Python documentation</text:span></text:a><text:span text:style-name="T2"> is great. </text:span><text:span text:style-name="T6">Here are some good ones:</text:span></text:p>
      <text:list xml:id="list1450941721" text:style-name="WWNum9">
        <text:list-item>
          <text:p text:style-name="P33"><text:soft-page-break/><text:span text:style-name="T13">📚</text:span><text:span text:style-name="T2"> Basic types: </text:span><text:a xlink:type="simple" xlink:href="https://docs.python.org/3/tutorial/introduction.html#numbers" text:style-name="Standard" text:visited-style-name="Standard"><text:span text:style-name="T17">Numbers</text:span></text:a><text:span text:style-name="T2">, </text:span><text:a xlink:type="simple" xlink:href="https://docs.python.org/3/tutorial/introduction.html#strings" text:style-name="Standard" text:visited-style-name="Standard"><text:span text:style-name="T17">Strings</text:span></text:a><text:span text:style-name="T2"> and </text:span><text:a xlink:type="simple" xlink:href="https://docs.python.org/3/tutorial/introduction.html#lists" text:style-name="Standard" text:visited-style-name="Standard"><text:span text:style-name="T17">Lists</text:span></text:a></text:p>
        </text:list-item>
        <text:list-item>
          <text:p text:style-name="P46"><text:span text:style-name="T13">📚</text:span><text:span text:style-name="T2"> </text:span><text:a xlink:type="simple" xlink:href="https://docs.python.org/3/tutorial/controlflow.html" text:style-name="Standard" text:visited-style-name="Standard"><text:span text:style-name="T17">Control flow</text:span></text:a><text:span text:style-name="T2"> (if, for, etc.)</text:span></text:p>
        </text:list-item>
        <text:list-item>
          <text:p text:style-name="P46"><text:span text:style-name="T13">📚</text:span><text:span text:style-name="T6"> </text:span><text:a xlink:type="simple" xlink:href="https://docs.python.org/3/tutorial/datastructures.html#dictionaries" text:style-name="Standard" text:visited-style-name="Standard"><text:span text:style-name="T16">Dictionaries</text:span></text:a><text:span text:style-name="T6"> and </text:span><text:a xlink:type="simple" xlink:href="https://docs.python.org/3/tutorial/datastructures.html#looping-techniques" text:style-name="Standard" text:visited-style-name="Standard"><text:span text:style-name="T16">Looping Techniques</text:span></text:a></text:p>
        </text:list-item>
        <text:list-item>
          <text:p text:style-name="P6"><text:span text:style-name="T13">📚</text:span><text:span text:style-name="T2"> A </text:span><text:a xlink:type="simple" xlink:href="https://docs.python.org/3/tutorial/stdlib.html" text:style-name="Standard" text:visited-style-name="Standard"><text:span text:style-name="T17">brief tour of the Standard Library</text:span></text:a></text:p>
        </text:list-item>
      </text:list>
      <text:h text:style-name="P16" text:outline-level="3"><text:span text:style-name="T11">More on Numpy</text:span></text:h>
      <text:p text:style-name="P20"><text:span text:style-name="T2">Numpy is a powerful addition to python to perform mathematical operations on lists with high computing performance.</text:span></text:p>
      <text:list xml:id="list4062655552" text:style-name="WWNum10">
        <text:list-item>
          <text:p text:style-name="P34"><text:span text:style-name="T13">📺</text:span><text:span text:style-name="T2"> Make sure this </text:span><text:a xlink:type="simple" xlink:href="https://www.dataquest.io/blog/numpy-tutorial-python/" text:style-name="Standard" text:visited-style-name="Standard"><text:span text:style-name="T17">30-min tutorial</text:span></text:a><text:span text:style-name="T2"> is clear to you</text:span></text:p>
        </text:list-item>
        <text:list-item>
          <text:p text:style-name="P7"><text:span text:style-name="T13">📚</text:span><text:span text:style-name="T6"> </text:span><text:a xlink:type="simple" xlink:href="https://s3.amazonaws.com/assets.datacamp.com/blog_assets/Numpy_Python_Cheat_Sheet.pdf" text:style-name="Standard" text:visited-style-name="Standard"><text:span text:style-name="T16">Numpy cheat cheet</text:span></text:a></text:p>
        </text:list-item>
      </text:list>
      <text:h text:style-name="P16" text:outline-level="3"><text:span text:style-name="T12">More on Pandas<text:tab/></text:span></text:h>
      <text:p text:style-name="P20"><text:span text:style-name="T2">Pandas is the reference library to manipulate and explore dataframes, and is based on Numpy.</text:span></text:p>
      <text:list xml:id="list4277618850" text:style-name="WWNum11">
        <text:list-item>
          <text:p text:style-name="P35"><text:span text:style-name="T13">📚</text:span><text:span text:style-name="T2"> Make sure the </text:span><text:a xlink:type="simple" xlink:href="https://pandas.pydata.org/getting_started.html#videos" text:style-name="Standard" text:visited-style-name="Standard"><text:span text:style-name="T17">official quickstart guide</text:span></text:a><text:span text:style-name="T2"> is clear to you</text:span></text:p>
        </text:list-item>
        <text:list-item>
          <text:p text:style-name="P47"><text:span text:style-name="T13">📚</text:span><text:span text:style-name="T2"> </text:span><text:a xlink:type="simple" xlink:href="https://pandas.pydata.org/Pandas_Cheat_Sheet.pdf" text:style-name="Standard" text:visited-style-name="Standard"><text:span text:style-name="T17">Pandas cheat sheet</text:span></text:a><text:span text:style-name="T2"> handy.</text:span></text:p>
        </text:list-item>
        <text:list-item>
          <text:p text:style-name="P8"><text:span text:style-name="T13">📺</text:span><text:span text:style-name="T2"> (Optional) If you have time, watch this </text:span><text:a xlink:type="simple" xlink:href="https://www.youtube.com/watch?v=r-uOLxNrNk8" text:style-name="Standard" text:visited-style-name="Standard"><text:span text:style-name="T17">4h Youtube course</text:span></text:a><text:span text:style-name="T2"> about Numpy and Pandas. </text:span><text:span text:style-name="T6">You can replicate what you see using </text:span><text:a xlink:type="simple" xlink:href="http://repl.it/" text:style-name="Standard" text:visited-style-name="Standard"><text:span text:style-name="T16">Repl.it</text:span></text:a></text:p>
        </text:list-item>
      </text:list>
      <text:h text:style-name="P16" text:outline-level="2"><text:span text:style-name="T10">7. Optional modules</text:span></text:h>
      <text:p text:style-name="P20"><text:span text:style-name="T4">If there is still time before the beginning of the bootcamp, you can continue your preparation with this section</text:span></text:p>
      <text:h text:style-name="P16" text:outline-level="3"><text:span text:style-name="T11">Modular Programming</text:span></text:h>
      <text:p text:style-name="P20"><text:span text:style-name="T2">Make sure to understand the basic concepts behind modules, packages and imports by reading </text:span><text:a xlink:type="simple" xlink:href="https://realpython.com/python-modules-packages/" text:style-name="Standard" text:visited-style-name="Standard"><text:span text:style-name="T17">this tutorial</text:span></text:a></text:p>
      <text:h text:style-name="P16" text:outline-level="3"><text:span text:style-name="T11">DataQuest</text:span></text:h>
      <text:p text:style-name="P20"><text:span text:style-name="T2">The DataQuest platform is great for Prep Work, we put it as optional as it’s a </text:span><text:span text:style-name="T3">paying</text:span><text:span text:style-name="T2"> option. If you still have time before the camp and are willing to spend 29$ (for a month, don’t forget to cancel), then here are some courses you can tap into:</text:span></text:p>
      <text:p text:style-name="P20"><text:span text:style-name="T13">👉</text:span><text:span text:style-name="T2"> </text:span><text:a xlink:type="simple" xlink:href="https://www.dataquest.io/course/python-for-data-science-intermediate/" text:style-name="Standard" text:visited-style-name="Standard"><text:span text:style-name="T17">Python for Data science - Intermediate</text:span></text:a></text:p>
      <text:p text:style-name="P20"><text:span text:style-name="T13">👉</text:span><text:span text:style-name="T2"> </text:span><text:a xlink:type="simple" xlink:href="https://www.dataquest.io/course/pandas-fundamentals/" text:style-name="Standard" text:visited-style-name="Standard"><text:span text:style-name="T17">Pandas and Numpy - Fundamentals</text:span></text:a></text:p>
      <text:p text:style-name="P20"><text:span text:style-name="T13">👉</text:span><text:span text:style-name="T2"> </text:span><text:a xlink:type="simple" xlink:href="https://www.dataquest.io/course/python-datacleaning/" text:style-name="Standard" text:visited-style-name="Standard"><text:span text:style-name="T17">Data Cleaning and Analysis</text:span></text:a></text:p>
      <text:p text:style-name="P20"><text:span text:style-name="T13">👉</text:span><text:span text:style-name="T2"> </text:span><text:a xlink:type="simple" xlink:href="https://www.dataquest.io/course/command-line-elements/" text:style-name="Standard" text:visited-style-name="Standard"><text:span text:style-name="T17">Elements of the Command Line</text:span></text:a></text:p>
      <text:p text:style-name="P20"><text:span text:style-name="T13">👉</text:span><text:span text:style-name="T2"> </text:span><text:a xlink:type="simple" xlink:href="https://www.dataquest.io/course/sql-fundamentals/" text:style-name="Standard" text:visited-style-name="Standard"><text:span text:style-name="T17">SQL Fundamentals</text:span></text:a></text:p>
      <text:p text:style-name="P20"><text:span text:style-name="T13">👉</text:span><text:span text:style-name="T2"> </text:span><text:a xlink:type="simple" xlink:href="https://www.dataquest.io/course/sql-joins-relations/" text:style-name="Standard" text:visited-style-name="Standard"><text:span text:style-name="T17">Intermediate SQL for Data Analysis</text:span></text:a></text:p>
      <text:p text:style-name="P20"><text:soft-page-break/><text:span text:style-name="T2">A good </text:span><text:span text:style-name="T4">free</text:span><text:span text:style-name="T2"> alternative to DataQuest are the </text:span><text:a xlink:type="simple" xlink:href="https://www.kaggle.com/learn/overview" text:style-name="Standard" text:visited-style-name="Standard"><text:span text:style-name="T17">Kaggle courses</text:span></text:a><text:span text:style-name="T2"> (Python, Pandas &amp; Plotting)</text:span></text:p>
      <text:p text:style-name="P42"><text:span text:style-name="T6"/></text:p>
      <text:h text:style-name="P16" text:outline-level="1"><text:span text:style-name="T1">Terminal / Git &amp; GitHub</text:span></text:h>
      <text:h text:style-name="P16" text:outline-level="2"><text:span text:style-name="T9">1. Sign up on GitHub</text:span></text:h>
      <text:p text:style-name="P27"><text:span text:style-name="T2">During the bootcamp, you will push your code on a daily basis to GitHub. </text:span><text:span text:style-name="T6">Therefore you need to set up a GitHub account.</text:span></text:p>
      <text:list xml:id="list3651499077" text:style-name="WWNum14">
        <text:list-item>
          <text:p text:style-name="P38"><text:span text:style-name="T27">📝</text:span><text:span text:style-name="T28"> </text:span><text:a xlink:type="simple" xlink:href="https://github.com/join" text:style-name="Standard" text:visited-style-name="Standard"><text:span text:style-name="T29">Sign up</text:span></text:a><text:span text:style-name="T28"> </text:span><text:span text:style-name="T30">to GitHub -</text:span><text:span text:style-name="T28"> use the same email address you used for your application if possible</text:span></text:p>
        </text:list-item>
        <text:list-item>
          <text:p text:style-name="P50"><text:span text:style-name="T27">📺</text:span><text:span text:style-name="T28"> </text:span><text:span text:style-name="T30">[mac users only]</text:span><text:span text:style-name="T28"> watch this </text:span><text:a xlink:type="simple" xlink:href="https://www.youtube.com/watch?v=aKRYQsKR46I" text:style-name="Standard" text:visited-style-name="Standard"><text:span text:style-name="T29">Youtube video</text:span></text:a><text:span text:style-name="T28"> (0h17) first</text:span></text:p>
        </text:list-item>
        <text:list-item>
          <text:p text:style-name="P11"><text:span text:style-name="T27">📺</text:span><text:span text:style-name="T28"> mac/linux/windows ****users watch this </text:span><text:a xlink:type="simple" xlink:href="https://www.youtube.com/watch?v=j6vKLJxAKfw&amp;list=PL-osiE80TeTvGhHkpvfmKWOiIPF8UVy6c" text:style-name="Standard" text:visited-style-name="Standard"><text:span text:style-name="T29">Youtube playlist</text:span></text:a><text:span text:style-name="T28"> (0h08). Try and type those commands on your machine too! The more experienced you are with the terminal, the better.</text:span></text:p>
        </text:list-item>
      </text:list>
      <text:p text:style-name="P27"><text:span text:style-name="T4">If you’re a Windows user </text:span><text:span text:style-name="T14">👉</text:span><text:span text:style-name="T4"> on the setup day we will install a Linux environment on your laptop.</text:span></text:p>
      <text:h text:style-name="P16" text:outline-level="2"><text:span text:style-name="T9">2. The Command Line (2h)</text:span></text:h>
      <text:p text:style-name="P20"><text:span text:style-name="T2">During the bootcamp, all challenges will be hosted on Github and as a student you will push your code every day with </text:span><text:span text:style-name="T3">git</text:span><text:span text:style-name="T2"> to save your progress</text:span></text:p>
      <text:list xml:id="list3631937887" text:style-name="WWNum15">
        <text:list-item>
          <text:p text:style-name="P39"><text:span text:style-name="T13">📺</text:span><text:span text:style-name="T2"> Watch </text:span><text:a xlink:type="simple" xlink:href="https://www.youtube.com/watch?v=Z9fIBT2NBGY" text:style-name="Standard" text:visited-style-name="Standard"><text:span text:style-name="T17">this tutorial</text:span></text:a><text:span text:style-name="T2"> about the basics of the command line tool git</text:span></text:p>
        </text:list-item>
        <text:list-item>
          <text:p text:style-name="P12"><text:span text:style-name="T13">📝</text:span><text:span text:style-name="T2"> Subscribe to </text:span><text:a xlink:type="simple" xlink:href="https://lab.github.com/githubtraining/introduction-to-github" text:style-name="Standard" text:visited-style-name="Standard"><text:span text:style-name="T17">this short introduction course</text:span></text:a><text:span text:style-name="T2"> (~1h).</text:span></text:p>
        </text:list-item>
      </text:list>
      <text:p text:style-name="P42"><draw:rect text:anchor-type="as-char" style:rel-width="100%" draw:z-index="0" draw:style-name="gr2" draw:text-style-name="P55" svg:width="6.3004in" svg:height="0.0213in"><text:p/></draw:rect></text:p>
      <text:h text:style-name="P16" text:outline-level="1"><text:span text:style-name="T1">Katas</text:span></text:h>
      <text:p text:style-name="P20"><text:span text:style-name="T4">This section is useful if you applied early and have more time to prepare before the beginning of the bootcamp</text:span><text:span text:style-name="T2">.</text:span></text:p>
      <text:h text:style-name="P16" text:outline-level="2"><text:span text:style-name="T10">CodeWars</text:span></text:h>
      <text:p text:style-name="P20"><text:span text:style-name="T2">Use your GitHub account to </text:span><text:a xlink:type="simple" xlink:href="https://www.codewars.com/join?language=python" text:style-name="Standard" text:visited-style-name="Standard"><text:span text:style-name="T17">sign up on Codewars</text:span></text:a><text:span text:style-name="T2"> and start with these ones:</text:span></text:p>
      <text:list xml:id="list2290075404" text:style-name="WWNum16">
        <text:list-item>
          <text:p text:style-name="P40"><text:span text:style-name="T31">[ ] (8kyu) </text:span><text:a xlink:type="simple" xlink:href="https://www.codewars.com/kata/dna-to-rna-conversion/train/python" text:style-name="Standard" text:visited-style-name="Standard"><text:span text:style-name="T32">DNA to RNA Conversion</text:span></text:a></text:p>
        </text:list-item>
        <text:list-item>
          <text:p text:style-name="P51"><text:span text:style-name="T31">[ ] (8kyu) </text:span><text:a xlink:type="simple" xlink:href="https://www.codewars.com/kata/are-you-playing-banjo/train/python" text:style-name="Standard" text:visited-style-name="Standard"><text:span text:style-name="T32">Playing Banjo</text:span></text:a></text:p>
        </text:list-item>
        <text:list-item>
          <text:p text:style-name="P13"><text:span text:style-name="T6">[ ] (7kyu) </text:span><text:a xlink:type="simple" xlink:href="https://www.codewars.com/kata/split-the-bill/train/python" text:style-name="Standard" text:visited-style-name="Standard"><text:span text:style-name="T16">Split the Bill</text:span></text:a></text:p>
        </text:list-item>
      </text:list>
      <text:p text:style-name="P20"><text:span text:style-name="T2">If you have time, do not hesitate to do more katas until Setup day. </text:span><text:span text:style-name="T6">You can go up to challenges of level </text:span><text:span text:style-name="T7">6kyu</text:span><text:span text:style-name="T6">.</text:span></text:p>
      <text:p text:style-name="P42"><draw:rect text:anchor-type="as-char" style:rel-width="100%" draw:z-index="1" draw:style-name="gr2" draw:text-style-name="P55" svg:width="6.3004in" svg:height="0.0213in"><text:p/></draw:rect></text:p>
      <text:p text:style-name="P54"><text:soft-page-break/><draw:rect text:anchor-type="as-char" draw:z-index="3" draw:style-name="gr1" draw:text-style-name="P55" svg:width="6.3004in" svg:height="0.0213in"><text:p/></draw:rect></text:p>
      <text:h text:style-name="P17" text:outline-level="1"><text:span text:style-name="T1">Maths</text:span></text:h>
      <text:p text:style-name="P26"><text:span text:style-name="T2">The goal of this bootcamp is not to dive deep into the Mathematics theory behind Machine Learning and Deep Learning. Still students need a common ground to be able to </text:span><text:a xlink:type="simple" xlink:href="https://scikit-learn.org/stable/modules/linear_model.html" text:style-name="Standard" text:visited-style-name="Standard"><text:span text:style-name="T17">read documentation</text:span></text:a><text:span text:style-name="T2"> where some formulas appear.</text:span></text:p>
      <text:p text:style-name="P26"><text:span text:style-name="T2">Before Setup Day, you should study the following topics, depending on your </text:span><text:span text:style-name="T3">prior</text:span><text:span text:style-name="T2"> knowledge:</text:span></text:p>
      <text:list xml:id="list155275733" text:style-name="WWNum12">
        <text:list-item>
          <text:p text:style-name="P37"><text:span text:style-name="T13">📺</text:span><text:span text:style-name="T2"> </text:span><text:a xlink:type="simple" xlink:href="https://www.youtube.com/watch?v=WUvTyaaNkzM&amp;list=PLZHQObOWTQDMsr9K-rj53DwVRMYO3t5Yr" text:style-name="Standard" text:visited-style-name="Standard"><text:span text:style-name="T17">The Essence of Calculus</text:span></text:a><text:span text:style-name="T2"> (4h on YouTube)</text:span></text:p>
        </text:list-item>
        <text:list-item>
          <text:p text:style-name="P49"><text:span text:style-name="T13">📺</text:span><text:span text:style-name="T2"> </text:span><text:a xlink:type="simple" xlink:href="https://www.youtube.com/watch?v=fNk_zzaMoSs&amp;list=PLZHQObOWTQDPD3MizzM2xVFitgF8hE_ab" text:style-name="Standard" text:visited-style-name="Standard"><text:span text:style-name="T17">Essence of Linear Algebra</text:span></text:a><text:span text:style-name="T2"> (3h on YouTube)</text:span></text:p>
        </text:list-item>
        <text:list-item>
          <text:p text:style-name="P49"><text:span text:style-name="T13">📚</text:span><text:span text:style-name="T2"> </text:span><text:a xlink:type="simple" xlink:href="https://hadrienj.github.io/posts/Deep-Learning-Book-Series-Introduction/" text:style-name="Standard" text:visited-style-name="Standard"><text:span text:style-name="T17">Getting Starting with Linear Algebra</text:span></text:a><text:span text:style-name="T2"> (long read). If you have never been exposed to Linear Algebra during your Studies, please follow this </text:span><text:a xlink:type="simple" xlink:href="https://www.khanacademy.org/math/linear-algebra" text:style-name="Standard" text:visited-style-name="Standard"><text:span text:style-name="T17">Khan Academy free course</text:span></text:a><text:span text:style-name="T2">.</text:span></text:p>
        </text:list-item>
        <text:list-item>
          <text:p text:style-name="P10"><text:span text:style-name="T13">📺</text:span><text:span text:style-name="T2"> </text:span><text:a xlink:type="simple" xlink:href="https://www.khanacademy.org/math/statistics-probability" text:style-name="Standard" text:visited-style-name="Standard"><text:span text:style-name="T17">Statistics</text:span></text:a><text:span text:style-name="T2"> (12h - just watch videos at 1.5x speed)</text:span></text:p>
        </text:list-item>
      </text:list>
      <text:p text:style-name="P26"><text:span text:style-name="T2">Our teacher </text:span><text:a xlink:type="simple" xlink:href="https://hadrienj.github.io/about/" text:style-name="Standard" text:visited-style-name="Standard"><text:span text:style-name="T17">Hadrien Jean</text:span></text:a><text:span text:style-name="T2"> spent a year writing the perfect book with all the Math you need, it’s called </text:span><text:a xlink:type="simple" xlink:href="https://www.essentialmathfordatascience.com/" text:style-name="Standard" text:visited-style-name="Standard"><text:span text:style-name="T19">Essential Math for Data Science</text:span></text:a><text:span text:style-name="T2">.</text:span></text:p>
      <text:list xml:id="list4258379343" text:style-name="WWNum13">
        <text:list-item>
          <text:p text:style-name="P25"><text:span text:style-name="T13">📕</text:span><text:span text:style-name="T2"> </text:span><text:a xlink:type="simple" xlink:href="https://gumroad.com/l/ZcUPU/" text:style-name="Standard" text:visited-style-name="Standard"><text:span text:style-name="T18">Grab the PDF + private GitHub repo</text:span></text:a><text:span text:style-name="T2"> at a discounted rate with the </text:span><text:span text:style-name="T22">lewagon-prepwork</text:span><text:span text:style-name="T2"> discount code at checkout (don’t forget to set your GitHub account properly in the form! </text:span><text:span text:style-name="T6">If you don’t have one, </text:span><text:a xlink:type="simple" xlink:href="https://github.com/join" text:style-name="Standard" text:visited-style-name="Standard"><text:span text:style-name="T16">sign up</text:span></text:a><text:span text:style-name="T6">!)</text:span></text:p>
        </text:list-item>
      </text:list>
      <text:p text:style-name="P26"><text:span text:style-name="T2">For students comfortable with Mathematics, we will provide some resources like </text:span><text:a xlink:type="simple" xlink:href="https://www.youtube.com/watch?v=_PwhiWxHK8o" text:style-name="Standard" text:visited-style-name="Standard"><text:span text:style-name="T17">this one</text:span></text:a><text:span text:style-name="T2"> if you want to uncover the hard stuff.</text:span></text:p>
      <text:h text:style-name="P53" text:outline-level="1"><text:span text:style-name="T1"><draw:rect text:anchor-type="as-char" draw:z-index="2" draw:style-name="gr1" draw:text-style-name="P55" svg:width="6.3004in" svg:height="0.0213in"><text:p/></draw:rect></text:span></text:h>
      <text:h text:style-name="P16" text:outline-level="1"><text:span text:style-name="T1">Going Further</text:span></text:h>
      <text:p text:style-name="P20"><text:span text:style-name="T2">If you are done with all of that and did some Katas, you can start watching the </text:span><text:a xlink:type="simple" xlink:href="https://www.coursera.org/learn/machine-learning" text:style-name="Standard" text:visited-style-name="Standard"><text:span text:style-name="T17">Machine Learning</text:span></text:a><text:span text:style-name="T2"> famous course of Andrew Ng on Coursera (Stanford). The approach is quite theoretical but will give you a good preview of what we will cover during week 3 and 4.</text:span></text:p>
      <text:p text:style-name="P20"><text:span text:style-name="T2">Here are some additional links you might find interesting:</text:span></text:p>
      <text:list xml:id="list3945376975" text:style-name="WWNum17">
        <text:list-item>
          <text:p text:style-name="P41"><text:a xlink:type="simple" xlink:href="https://towardsdatascience.com/how-to-explain-the-components-of-machine-learning-projects-to-anyone-whos-ever-cooked-8ce7af4050e1" text:style-name="Standard" text:visited-style-name="Standard"><text:span text:style-name="T17">How to explain the components of ML projects to anyone who’s ever cooked</text:span></text:a></text:p>
        </text:list-item>
        <text:list-item>
          <text:p text:style-name="P52"><text:a xlink:type="simple" xlink:href="https://towardsdatascience.com/when-bayes-ockham-and-shannon-come-together-to-define-machine-learning-96422729a1ad" text:style-name="Standard" text:visited-style-name="Standard"><text:span text:style-name="T17">When Bayes, Ockham and Shannon come together to define Machine Learning</text:span></text:a></text:p>
        </text:list-item>
        <text:list-item>
          <text:p text:style-name="P52"><text:a xlink:type="simple" xlink:href="https://github.com/remicnrd/ml_cheatsheet" text:style-name="Standard" text:visited-style-name="Standard"><text:span text:style-name="T16">The Machine Learning Cheatsheet</text:span></text:a></text:p>
        </text:list-item>
        <text:list-item>
          <text:p text:style-name="P52"><text:a xlink:type="simple" xlink:href="https://towardsdatascience.com/how-it-feels-to-learn-data-science-in-2019-6ee688498029" text:style-name="Standard" text:visited-style-name="Standard"><text:span text:style-name="T17">How it feels to learn Data Science in 2019</text:span></text:a><text:span text:style-name="T2"> (</text:span><text:span text:style-name="T4">satirical</text:span><text:span text:style-name="T2">)</text:span></text:p>
        </text:list-item>
        <text:list-item>
          <text:p text:style-name="P52"><text:a xlink:type="simple" xlink:href="https://towardsdatascience.com/machine-learning-books-you-should-read-in-2020-344b44d9a11e" text:style-name="Standard" text:visited-style-name="Standard"><text:span text:style-name="T17">Machine Learning Books you should read in 2020</text:span></text:a></text:p>
        </text:list-item>
        <text:list-item>
          <text:p text:style-name="P52"><text:a xlink:type="simple" xlink:href="https://thoughtbot.com/blog/neural-nets" text:style-name="Standard" text:visited-style-name="Standard"><text:span text:style-name="T16">Neural Nets</text:span></text:a></text:p>
        </text:list-item>
        <text:list-item>
          <text:p text:style-name="P14"><text:a xlink:type="simple" xlink:href="https://towardsdatascience.com/jupyter-is-the-new-excel-a7a22f2fc13a" text:style-name="Standard" text:visited-style-name="Standard"><text:span text:style-name="T16">Jupyter is the new Excel</text:span></text:a></text:p>
        </text:list-item>
      </text:list>
      <text:p text:style-name="P20"><text:span text:style-name="T2">Good luck, and see you on Setup Day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de" fo:country="DE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language="de" fo:country="DE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language="de" fo:country="DE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CSSZ</meta:initial-creator>
    <meta:editing-cycles>2</meta:editing-cycles>
    <meta:creation-date>2021-08-26T07:32:00</meta:creation-date>
    <dc:date>2021-09-13T10:25:45.925727983</dc:date>
    <meta:editing-duration>PT4M30S</meta:editing-duration>
    <meta:generator>LibreOffice/6.4.7.2$Linux_X86_64 LibreOffice_project/40$Build-2</meta:generator>
    <meta:document-statistic meta:table-count="0" meta:image-count="0" meta:object-count="0" meta:page-count="5" meta:paragraph-count="118" meta:word-count="1392" meta:character-count="7698" meta:non-whitespace-character-count="64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